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HelveticaNeueLTStd" svg:font-family="HelveticaNeueLTStd" style:font-family-generic="system" svg:panose-1="0 0 0 0 0 0 0 0 0 0"/>
    <style:font-face style:name="HelveticaNeueLTStd, Arial" svg:font-family="HelveticaNeueLTStd, Aria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</style:style>
    <style:style style:name="T2" style:parent-style-name="DefaultParagraphFont" style:family="text">
      <style:text-properties fo:color="#1F497D"/>
    </style:style>
    <style:style style:name="P3" style:parent-style-name="Textbody" style:family="paragraph">
      <style:paragraph-properties fo:margin-bottom="0in" fo:margin-left="0in" fo:text-indent="0in">
        <style:tab-stops/>
      </style:paragraph-properties>
    </style:style>
    <style:style style:name="P4" style:parent-style-name="Textbody" style:family="paragraph">
      <style:paragraph-properties fo:margin-bottom="0in" fo:margin-left="0in" fo:text-indent="0in">
        <style:tab-stops/>
      </style:paragraph-properties>
    </style:style>
    <style:style style:name="S1" style:family="section">
      <style:section-properties fo:margin-left="0in" fo:margin-right="0in" style:writing-mode="lr-tb"/>
    </style:style>
    <style:style style:name="T5" style:parent-style-name="DefaultParagraphFont" style:family="text">
      <style:text-properties style:font-name="Segoe UI"/>
    </style:style>
    <style:style style:name="T6" style:parent-style-name="DefaultParagraphFont" style:family="text">
      <style:text-properties style:font-name="Segoe UI"/>
    </style:style>
    <style:style style:name="T7" style:parent-style-name="DefaultParagraphFont" style:family="text">
      <style:text-properties style:font-name="Segoe UI"/>
    </style:style>
    <style:style style:name="T8" style:parent-style-name="DefaultParagraphFont" style:family="text">
      <style:text-properties style:font-name="Segoe UI"/>
    </style:style>
    <style:style style:name="T9" style:parent-style-name="DefaultParagraphFont" style:family="text">
      <style:text-properties style:font-name="HelveticaNeueLTStd" style:font-name-complex="HelveticaNeueLTStd" fo:color="#1D5AAC" style:letter-kerning="false" fo:font-size="21pt" style:font-size-asian="21pt" style:font-size-complex="21pt" fo:language="en" fo:country="US" style:language-complex="ar" style:country-complex="SA"/>
    </style:style>
    <style:style style:name="P10" style:parent-style-name="Textbody" style:family="paragraph"/>
    <style:style style:name="T11" style:parent-style-name="DefaultParagraphFont" style:family="text">
      <style:text-properties style:font-name="Segoe UI"/>
    </style:style>
    <style:style style:name="T12" style:parent-style-name="DefaultParagraphFont" style:family="text">
      <style:text-properties style:font-name="Segoe UI"/>
    </style:style>
    <style:style style:name="T13" style:parent-style-name="DefaultParagraphFont" style:family="text">
      <style:text-properties style:font-name="Segoe UI"/>
    </style:style>
    <style:style style:name="T14" style:parent-style-name="DefaultParagraphFont" style:family="text">
      <style:text-properties style:font-name="Segoe UI"/>
    </style:style>
    <style:style style:name="T15" style:parent-style-name="DefaultParagraphFont" style:family="text">
      <style:text-properties style:font-name="Segoe UI" style:text-position="super 66.6%"/>
    </style:style>
    <style:style style:name="T16" style:parent-style-name="DefaultParagraphFont" style:family="text">
      <style:text-properties style:font-name="Segoe UI"/>
    </style:style>
    <style:style style:name="P17" style:parent-style-name="Textbody" style:family="paragraph"/>
    <style:style style:name="T18" style:parent-style-name="DefaultParagraphFont" style:family="text">
      <style:text-properties style:font-name="Segoe UI"/>
    </style:style>
    <style:style style:name="S2" style:family="section">
      <style:section-properties fo:margin-left="0in" fo:margin-right="0in" style:writing-mode="lr-tb"/>
    </style:style>
    <style:style style:name="T19" style:parent-style-name="DefaultParagraphFont" style:family="text">
      <style:text-properties style:font-name="Segoe UI"/>
    </style:style>
    <style:style style:name="T20" style:parent-style-name="DefaultParagraphFont" style:family="text">
      <style:text-properties style:font-name="Segoe UI"/>
    </style:style>
    <style:style style:name="T21" style:parent-style-name="DefaultParagraphFont" style:family="text">
      <style:text-properties style:font-name="Segoe UI"/>
    </style:style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/>
    <style:style style:name="S3" style:family="section">
      <style:section-properties fo:margin-left="0in" fo:margin-right="0in" style:writing-mode="lr-tb"/>
    </style:style>
    <style:style style:name="P25" style:parent-style-name="Textbody" style:family="paragraph">
      <style:paragraph-properties fo:margin-bottom="0in" style:line-height-at-least="0.2916in"/>
    </style:style>
    <style:style style:name="T26" style:parent-style-name="DefaultParagraphFont" style:family="text">
      <style:text-properties style:font-name="HelveticaNeueLTStd, Arial" fo:color="#1D5AAC" fo:font-size="21pt" style:font-size-asian="21pt" fo:background-color="#FFFF99"/>
    </style:style>
    <style:style style:name="T27" style:parent-style-name="DefaultParagraphFont" style:family="text">
      <style:text-properties style:font-name="HelveticaNeueLTStd, Arial" fo:color="#1D5AAC" fo:font-size="21pt" style:font-size-asian="21pt" fo:background-color="#FFFF99"/>
    </style:style>
    <style:style style:name="T28" style:parent-style-name="DefaultParagraphFont" style:family="text">
      <style:text-properties style:font-name="HelveticaNeueLTStd, Arial" fo:color="#1D5AAC" fo:font-size="21pt" style:font-size-asian="21pt" fo:background-color="#FFFF99"/>
    </style:style>
    <style:style style:name="P29" style:parent-style-name="Textbody" style:family="paragraph">
      <style:paragraph-properties fo:margin-bottom="0in" style:line-height-at-least="0.1666in"/>
      <style:text-properties style:font-name="HelveticaNeueLTStd, Arial" fo:font-size="10pt" style:font-size-asian="10pt"/>
    </style:style>
    <style:style style:name="P30" style:parent-style-name="Textbody" style:family="paragraph">
      <style:paragraph-properties fo:margin-bottom="0in" style:line-height-at-least="0.1666in"/>
      <style:text-properties style:font-name="HelveticaNeueLTStd, Arial" fo:font-size="10pt" style:font-size-asian="10pt"/>
    </style:style>
    <style:style style:name="P31" style:parent-style-name="Textbody" style:family="paragraph">
      <style:paragraph-properties fo:margin-bottom="0in" style:line-height-at-least="0.1666in" fo:text-indent="-0.25in"/>
    </style:style>
    <style:style style:name="T32" style:parent-style-name="DefaultParagraphFont" style:family="text">
      <style:text-properties style:font-name="HelveticaNeueLTStd, Arial" fo:color="#00669A" fo:font-size="10pt" style:font-size-asian="10pt"/>
    </style:style>
    <style:style style:name="T33" style:parent-style-name="DefaultParagraphFont" style:family="text">
      <style:text-properties style:font-name="HelveticaNeueLTStd, Arial" fo:font-size="10pt" style:font-size-asian="10pt"/>
    </style:style>
    <style:style style:name="T34" style:parent-style-name="DefaultParagraphFont" style:family="text">
      <style:text-properties style:font-name="HelveticaNeueLTStd, Arial" fo:font-size="10pt" style:font-size-asian="10pt"/>
    </style:style>
    <style:style style:name="P35" style:parent-style-name="Textbody" style:family="paragraph">
      <style:paragraph-properties fo:text-indent="-0.25in"/>
    </style:style>
    <style:style style:name="T36" style:parent-style-name="DefaultParagraphFont" style:family="text">
      <style:text-properties fo:color="#00669A"/>
    </style:style>
    <style:style style:name="T37" style:parent-style-name="DefaultParagraphFont" style:family="text">
      <style:text-properties style:font-name="HelveticaNeueLTStd, Arial" fo:font-size="10pt" style:font-size-asian="10pt"/>
    </style:style>
    <style:style style:name="T38" style:parent-style-name="DefaultParagraphFont" style:family="text">
      <style:text-properties style:font-name="HelveticaNeueLTStd, Arial" fo:font-size="10pt" style:font-size-asian="10pt"/>
    </style:style>
    <style:style style:name="T39" style:parent-style-name="DefaultParagraphFont" style:family="text">
      <style:text-properties style:font-name="HelveticaNeueLTStd, Arial" fo:font-size="10pt" style:font-size-asian="10pt"/>
    </style:style>
    <style:style style:name="P40" style:parent-style-name="Textbody" style:family="paragraph">
      <style:paragraph-properties fo:margin-bottom="0in" style:line-height-at-least="0.1666in" fo:margin-left="0.25in">
        <style:tab-stops/>
      </style:paragraph-properties>
    </style:style>
    <style:style style:name="T41" style:parent-style-name="DefaultParagraphFont" style:family="text">
      <style:text-properties style:font-name="HelveticaNeueLTStd, Arial" fo:font-weight="bold" style:font-weight-asian="bold" fo:font-size="10pt" style:font-size-asian="10pt"/>
    </style:style>
    <style:style style:name="T42" style:parent-style-name="DefaultParagraphFont" style:family="text">
      <style:text-properties style:font-name="HelveticaNeueLTStd, Arial" fo:font-size="10pt" style:font-size-asian="10pt"/>
    </style:style>
    <style:style style:name="T43" style:parent-style-name="DefaultParagraphFont" style:family="text">
      <style:text-properties style:font-name="HelveticaNeueLTStd, Arial" fo:font-weight="bold" style:font-weight-asian="bold" fo:font-size="10pt" style:font-size-asian="10pt"/>
    </style:style>
    <style:style style:name="T44" style:parent-style-name="DefaultParagraphFont" style:family="text">
      <style:text-properties style:font-name="HelveticaNeueLTStd, Arial" fo:font-size="10pt" style:font-size-asian="10pt"/>
    </style:style>
    <style:style style:name="T45" style:parent-style-name="DefaultParagraphFont" style:family="text">
      <style:text-properties style:font-name="HelveticaNeueLTStd, Arial" fo:font-weight="bold" style:font-weight-asian="bold" fo:font-size="10pt" style:font-size-asian="10pt"/>
    </style:style>
    <style:style style:name="T46" style:parent-style-name="DefaultParagraphFont" style:family="text">
      <style:text-properties style:font-name="HelveticaNeueLTStd, Arial" fo:font-size="10pt" style:font-size-asian="10pt"/>
    </style:style>
  </office:automatic-styles>
  <office:body>
    <office:text text:use-soft-page-breaks="true">
      <text:p text:style-name="P1">Based on logging into environment:</text:p>
      <text:p text:style-name="Textbody"><text:a xlink:href="https://fuscdrmsmc119-fa-ext.us.oracle.com/fscmUI/faces/FuseWelcome" office:target-frame-name="_top" xlink:show="replace">https://fuscdrmsmc119-fa-ext.us.oracle.com/fscmUI/faces/FuseWelcome</text:a><text:span text:style-name="T2">, (sales_admin, Welcome1)</text:span></text:p>
      <text:p text:style-name="Textbody">I made the following notes on the My Knowledge topics.</text:p>
      <text:p text:style-name="Textbody">Please implement all edits that don't require input from Dev or PM, then schedule a meeting with PM (include me if possible) to go over the remaining items.</text:p>
      <text:h text:style-name="Heading1" text:outline-level="1">Using My Knowledge</text:h>
      <text:p text:style-name="Textbody">This chapter contains the following:</text:p>
      <text:list text:style-name="LFO1" text:continue-numbering="true">
        <text:list-item>
          <text:p text:style-name="P3"><text:a xlink:href="http://slc04tab.us.oracle.com/staging/clouds/cloud/latest/guides/FAEUK/FAEUK2371950.htm#FAEUK2364235" office:target-frame-name="_top" xlink:show="replace">My Knowledge: Explained</text:a></text:p>
        </text:list-item>
        <text:list-item>
          <text:p text:style-name="P4"><text:a xlink:href="http://slc04tab.us.oracle.com/staging/clouds/cloud/latest/guides/FAEUK/FAEUK2371950.htm#FAEUK2365022" office:target-frame-name="_top" xlink:show="replace">Finding Knowledge Articles: Procedure</text:a></text:p>
        </text:list-item>
      </text:list>
      <text:section text:name="Sect1" text:style-name="S1">
        <text:h text:style-name="Heading2" text:outline-level="2">My Knowledge: Explained</text:h>
        <text:p text:style-name="Textbody">From current build posted at: http://slc04tab.us.oracle.com/staging/clouds/cloud/latest/guides/FAEUK/FAEUK2371950.htm#FAEUK2371950</text:p>
        <text:p text:style-name="Textbody">My Knowledge is a centralized location that provides you with a view into relevant knowledge for all of the products you use.<text:s/><office:annotation office:name="0"><dc:creator>Darryl Tewes</dc:creator><dc:date>2017-07-14T11:11:00</dc:date><text:p text:style-name="Normal"><text:span text:style-name="T5">We can just say: Knowledge is available for Service Request Management and Hu</text:span><text:span text:style-name="T6">man Capital Management Help Desk (need to check with PM whether this is correct).</text:span></text:p></office:annotation><office:annotation office:name="1"><dc:creator>Reshma Begum. Mohammed</dc:creator><dc:date>2017-07-17T12:56:00</dc:date><text:p text:style-name="CommentText">The users are Human Resource help desk agents. So i have updated with Human Resource agents.<text:s/></text:p></office:annotation>Currently, Knowledge is available only for Service Request Management and Help Desk.<office:annotation-end office:name="0"/><text:span text:style-name="CommentReference"><office:annotation-end office:name="1"/></text:span><text:s/>You can use My Knowledge to locate knowledge base articles.<text:s/><office:annotation office:name="2"><dc:creator>Darryl Tewes</dc:creator><dc:date>2017-07-14T15:50:00</dc:date><text:p text:style-name="Normal"><text:span text:style-name="T7">Where are the topics for v</text:span><text:span text:style-name="T8">iewing recently published articles and adding favorites?</text:span></text:p></office:annotation><office:annotation office:name="3"><dc:creator>Reshma Begum. Mohammed</dc:creator><dc:date>2017-07-17T12:57:00</dc:date><text:p text:style-name="CommentText">These topics are covered in Finding articles and <text:s/><text:span text:style-name="T9">How can I make a knowledge article a favorite? Articles.<text:s/></text:span></text:p><text:p text:style-name="CommentText"/></office:annotation>You can view a list of recently published articles and create a personalized list of favorite articles.<text:s/><office:annotation-end office:name="2"/><text:span text:style-name="CommentReference"><office:annotation-end office:name="3"/></text:span></text:p>
        <text:p text:style-name="Textbody">Based on your role and permissions, you can access My Knowledge as follows:</text:p>
        <text:list text:style-name="LFO2" text:continue-numbering="true">
          <text:list-item>
            <text:p text:style-name="P10"><office:annotation office:name="4"><dc:creator>Darryl Tewes</dc:creator><dc:date>2017-07-14T11:13:00</dc:date><text:p text:style-name="Normal"><text:span text:style-name="T11">I thought that<text:s/></text:span><text:span text:style-name="T12">HCM and Service were the two product users who can access knowledge. Dont we need to show a different path for Service users vs HCM Help Desk?<text:s/></text:span><text:span text:style-name="T13"><text:line-break/></text:span><text:span text:style-name="T14">Not sure what the 2</text:span><text:span text:style-name="T15">nd</text:span><text:span text:style-name="T16"><text:s/>bullet is for...</text:span></text:p></office:annotation>Service users, select Service, and click My Knowledge, or select Help<text:s/>Desk, and then click My Knowledge.</text:p>
          </text:list-item>
          <text:list-item>
            <text:p text:style-name="P17">Knowledge users, select Knowledge, and then click My Knowledge.<text:s/><office:annotation-end office:name="4"/></text:p>
          </text:list-item>
        </text:list>
        <text:p text:style-name="Textbody">From Oracle Review, posted 6/22: http://review.us.oracle.com/review2/Review.html#reviewId=331842;scope=document;status=open,fixed</text:p>
        <text:p text:style-name="Textbody"><text:bookmark-start text:name="4"/><text:bookmark-end text:name="4"/>My Knowledge is a centralized location that provides you with a view into relevant knowledge for all of the products you use.<text:s/><text:bookmark-start text:name="5"/><text:bookmark-end text:name="5"/>Knowledge is available only for Service Request Management and Help Desk.<text:bookmark-start text:name="6"/><text:bookmark-end text:name="6"/><text:s/>You can use My Knowledge to locate knowledge base articles without accessing service requests, based on your privileges.<text:bookmark-start text:name="7"/><text:bookmark-end text:name="7"/><text:s/>You can view a list of recently published articles and create a personalized list of favorite articles.</text:p>
        <text:p text:style-name="Textbody"><text:bookmark-start text:name="8"/><text:bookmark-end text:name="8"/>Based on your role and permissions, you can access My Knowledge as follows:</text:p>
        <text:p text:style-name="Textbody"><text:bookmark-start text:name="9"/><text:bookmark-end text:name="9"/>•     Service users, select Service, and click My Knowledge.</text:p>
        <text:p text:style-name="Textbody"><text:bookmark-start text:name="10"/><text:bookmark-end text:name="10"/>•     <office:annotation office:name="5"><dc:creator>Darryl Tewes</dc:creator><dc:date>2017-07-14T15:52:00</dc:date><text:p text:style-name="Normal"><text:span text:style-name="T18">Good.</text:span></text:p></office:annotation>Help Desk users, select Help Desk and click My Knowledge.<office:annotation-end office:name="5"/></text:p>
        <text:p text:style-name="Textbody"><text:bookmark-start text:name="11"/><text:bookmark-end text:name="11"/>•     Knowledge users, select Knowledge and then click My Knowledge.</text:p>
        <text:p text:style-name="Textbody"/>
      </text:section>
      <text:section text:name="Sect2" text:style-name="S2">
        <text:h text:style-name="Heading2" text:outline-level="2">Finding Knowledge Articles: Procedure</text:h>
        <text:p text:style-name="Textbody"><office:annotation office:name="6"><dc:creator>Darryl Tewes</dc:creator><dc:date>2017-07-14T15:53:00</dc:date><text:p text:style-name="Normal"><text:span text:style-name="T19">Make this a simple sentence: You can use My K</text:span><text:span text:style-name="T20">nowledge to search for knowledge base articles.</text:span></text:p></office:annotation><office:annotation office:name="7"><dc:creator>Reshma Begum. Mohammed</dc:creator><dc:date>2017-07-17T12:59:00</dc:date><text:p text:style-name="CommentText">Updated this comment, which was not reflecting in the latest document.<text:s/></text:p></office:annotation>Using My Knowledge, you can search for articles in the knowledge base.<text:s/><office:annotation-end office:name="6"/><text:span text:style-name="CommentReference"><office:annotation-end office:name="7"/></text:span></text:p>
        <text:p text:style-name="Textbody">Note: You can narrow the languages using the Advanced Search option. By default, search results appear in the locale based on your language and territory preference.<text:s/><office:annotation office:name="8"><dc:creator>Darryl Tewes</dc:creator><dc:date>2017-07-14T11:18:00</dc:date><text:p text:style-name="Normal"><text:span text:style-name="T21">I'm not sure what this means.</text:span></text:p></office:annotation>If the search results appear in an invalid locale, then the first locale in the list is picked as default.<text:s/><office:annotation-end office:name="8"/></text:p>
        <text:soft-page-break/>
        <text:p text:style-name="Textbody">To search for an article:</text:p>
        <text:list text:style-name="LFO3" text:continue-numbering="true">
          <text:list-item>
            <text:p text:style-name="P22">In the My Knowledge page, enter the search term in the Search field.</text:p>
          </text:list-item>
          <text:list-item>
            <text:p text:style-name="P23">(Optional) Click the Advanced Search icon and select Languages to filter the articles.</text:p>
          </text:list-item>
          <text:list-item>
            <text:p text:style-name="P24">Click Search. A list of articles that match your search criteria appears.</text:p>
          </text:list-item>
        </text:list>
        <text:p text:style-name="Textbody"><office:annotation office:name="9"><dc:creator>Darryl Tewes</dc:creator><dc:date>2017-07-14T11:25:00</dc:date><text:p text:style-name="Normal">I added this information.<text:s/></text:p></office:annotation>We need to tell them about the types of articles (content types) than may appear in the results, and we need to tell them about article details and rating...<office:annotation-end office:name="9"/></text:p>
        <text:p text:style-name="Textbody"/>
      </text:section>
      <text:section text:name="Sect3" text:style-name="S3">
        <text:p text:style-name="Textbody">From Oracle Review, posted 6/22: http://review.us.oracle.com/review2/Review.html#reviewId=331842;scope=document;status=open,fixed</text:p>
        <text:p text:style-name="P25"><text:bookmark-start text:name="22"/><text:bookmark-end text:name="22"/><text:span text:style-name="T26">Rating<text:s/></text:span><text:span text:style-name="T27"><office:annotation office:name="10"><dc:creator>Reshma Begum. Mohammed</dc:creator><dc:date>2017-07-17T13:00:00</dc:date><text:p text:style-name="CommentText">Are there any review comments for this topic?<text:s/></text:p><text:p text:style-name="CommentText"/></office:annotation>an</text:span><text:span text:style-name="CommentReference"><office:annotation-end office:name="10"/></text:span><text:span text:style-name="T28"><text:s/>Article: Procedure</text:span></text:p>
        <text:p text:style-name="Textbody"><text:bookmark-start text:name="23"/><text:bookmark-end text:name="23"/> </text:p>
        <text:p text:style-name="P29"><text:bookmark-start text:name="24"/><text:bookmark-end text:name="24"/>You can<text:s/>rate articles based on their quality and usefulness.<text:bookmark-start text:name="25"/><text:bookmark-end text:name="25"/><text:s/>You cannot rate articles that you own.</text:p>
        <text:p text:style-name="Textbody"><text:bookmark-start text:name="26"/><text:bookmark-end text:name="26"/> </text:p>
        <text:p text:style-name="P30"><text:bookmark-start text:name="27"/><text:bookmark-end text:name="27"/>To rate an article:</text:p>
        <text:p text:style-name="P31"><text:bookmark-start text:name="28"/><text:bookmark-end text:name="28"/><text:span text:style-name="T32">1.</text:span><text:bookmark-start text:name="29"/><text:bookmark-end text:name="29"/>     <text:bookmark-start text:name="30"/><text:bookmark-end text:name="30"/><text:span text:style-name="T33">Click the title of the article in the Knowledge tab.</text:span><text:bookmark-start text:name="31"/><text:bookmark-end text:name="31"/><text:span text:style-name="T34"><text:s/>The article details page displays the contents of the article.</text:span></text:p>
        <text:p text:style-name="P35"><text:bookmark-start text:name="32"/><text:bookmark-end text:name="32"/><text:span text:style-name="T36">2.</text:span><text:bookmark-start text:name="33"/><text:bookmark-end text:name="33"/>     <text:bookmark-start text:name="34"/><text:bookmark-end text:name="34"/><text:span text:style-name="T37">Click the H</text:span><text:span text:style-name="T38">ow would you Rate this article?</text:span><text:bookmark-start text:name="35"/><text:bookmark-end text:name="35"/><text:span text:style-name="T39"><text:s/>stars to indicate your rating.</text:span></text:p>
        <text:p text:style-name="P40"><text:bookmark-start text:name="36"/><text:bookmark-end text:name="36"/><text:span text:style-name="T41">Note:</text:span><text:bookmark-start text:name="37"/><text:bookmark-end text:name="37"/><text:s/><text:span text:style-name="T42">You can also search for an article from<text:s/></text:span><text:bookmark-start text:name="38"/><text:bookmark-end text:name="38"/><text:span text:style-name="T43">My Knowledge</text:span><text:bookmark-start text:name="39"/><text:bookmark-end text:name="39"/><text:span text:style-name="T44"><text:s/>and click<text:s/></text:span><text:bookmark-start text:name="40"/><text:bookmark-end text:name="40"/><text:span text:style-name="T45">Rate this Article</text:span><text:bookmark-start text:name="41"/><text:bookmark-end text:name="41"/><text:span text:style-name="T46"><text:s/>in the</text:span></text:p>
        <text:p text:style-name="Textbody"><text:bookmark-start text:name="42"/><text:bookmark-end text:name="42"/>article details page.</text:p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HelveticaNeueLTStd" svg:font-family="HelveticaNeueLTStd" style:font-family-generic="system" svg:panose-1="0 0 0 0 0 0 0 0 0 0"/>
    <style:font-face style:name="HelveticaNeueLTStd, Arial" svg:font-family="HelveticaNeueLTStd, Aria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Times New Roman" style:font-name-asian="MS Gothic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text-properties style:font-name="Times New Roman" style:font-name-asian="MS Gothic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eshma Begum. Mohammed</meta:initial-creator>
    <dc:creator>Reshma Begum. Mohammed</dc:creator>
    <meta:creation-date>2017-07-17T07:31:00Z</meta:creation-date>
    <dc:date>2017-07-17T07:31:00Z</dc:date>
    <meta:template xlink:href="Normal.dotm" xlink:type="simple"/>
    <meta:editing-cycles>2</meta:editing-cycles>
    <meta:editing-duration>PT300S</meta:editing-duration>
    <meta:user-defined meta:name="Info 1"/>
    <meta:user-defined meta:name="Info 2"/>
    <meta:user-defined meta:name="Info 3"/>
    <meta:user-defined meta:name="Info 4"/>
    <meta:document-statistic meta:page-count="2" meta:paragraph-count="7" meta:word-count="567" meta:character-count="3792" meta:row-count="26" meta:non-whitespace-character-count="3232"/>
  </office:meta>
</office:document-meta>
</file>